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rsid="000c3095" officeooo:paragraph-rsid="000c3095"/>
    </style:style>
    <style:style style:name="P3" style:family="paragraph" style:parent-style-name="Title" style:master-page-name="Standard">
      <style:paragraph-properties style:page-number="auto"/>
    </style:style>
    <style:style style:name="P4" style:family="paragraph" style:parent-style-name="Footnote" style:master-page-name="Standard">
      <style:paragraph-properties style:page-number="auto" style:text-autospace="none"/>
      <style:text-properties officeooo:paragraph-rsid="000d5bdb"/>
    </style:style>
    <style:style style:name="P5" style:family="paragraph" style:parent-style-name="Footnote" style:master-page-name="Standard">
      <style:paragraph-properties style:page-number="auto"/>
      <style:text-properties officeooo:paragraph-rsid="000d5bdb"/>
    </style:style>
    <style:style style:name="T1" style:family="text">
      <style:text-properties fo:font-variant="small-caps" style:font-style-asian="normal"/>
    </style:style>
    <style:style style:name="T2" style:family="text">
      <style:text-properties fo:font-variant="small-caps" style:font-style-asian="normal" style:font-style-complex="normal"/>
    </style:style>
    <style:style style:name="T3" style:family="text">
      <style:text-properties fo:font-variant="small-caps" style:font-style-asian="normal" style:font-weight-asian="normal" style:font-style-complex="normal" style:font-weight-complex="normal"/>
    </style:style>
    <style:style style:name="T4" style:family="text">
      <style:text-properties fo:font-variant="small-caps" fo:font-style="normal" style:font-style-asian="normal"/>
    </style:style>
    <style:style style:name="T5" style:family="text">
      <style:text-properties fo:font-variant="small-caps" style:text-position="0% 100%" style:text-underline-style="none" fo:font-weight="normal" style:font-style-asian="normal"/>
    </style:style>
    <style:style style:name="T6" style:family="text">
      <style:text-properties fo:font-variant="small-caps" style:text-position="0% 100%" style:text-underline-style="none" fo:font-weight="normal" style:font-style-asian="normal" style:font-style-complex="normal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fo:font-style="italic" style:font-style-asian="italic"/>
    </style:style>
    <style:style style:name="T9" style:family="text">
      <style:text-properties fo:font-variant="normal" fo:text-transform="none" fo:font-style="normal" style:font-style-asian="normal"/>
    </style:style>
    <style:style style:name="T10" style:family="text">
      <style:text-properties fo:font-variant="normal" fo:text-transform="none" fo:font-style="normal" style:font-style-asian="normal" style:font-style-complex="normal"/>
    </style:style>
    <style:style style:name="T11" style:family="text">
      <style:text-properties fo:font-variant="normal" fo:text-transform="none" style:text-position="0% 100%" style:text-underline-style="none" fo:font-weight="normal"/>
    </style:style>
    <style:style style:name="T12" style:family="text">
      <style:text-properties fo:font-variant="normal" fo:text-transform="none" style:text-position="0% 100%" style:text-underline-style="none" fo:font-weight="normal" style:font-style-asian="normal"/>
    </style:style>
    <style:style style:name="T13" style:family="text">
      <style:text-properties fo:font-variant="normal" fo:text-transform="none" style:text-position="0% 100%" style:text-underline-style="none" fo:font-weight="normal" style:font-style-asian="normal" style:font-style-complex="normal"/>
    </style:style>
    <style:style style:name="T14" style:family="text">
      <style:text-properties fo:font-variant="normal" fo:text-transform="none" style:text-position="0% 100%" fo:font-style="italic" style:text-underline-style="none" fo:font-weight="normal" style:font-style-asian="italic"/>
    </style:style>
    <style:style style:name="T15" style:family="text">
      <style:text-properties fo:font-variant="normal" fo:text-transform="none" style:text-position="0% 100%" fo:font-style="italic" style:text-underline-style="none" fo:font-weight="normal" style:font-style-asian="italic" style:font-style-complex="normal"/>
    </style:style>
    <style:style style:name="T16" style:family="text">
      <style:text-properties fo:font-variant="normal" fo:text-transform="none" style:text-position="0% 100%" fo:font-style="normal" style:text-underline-style="none" fo:font-weight="normal" style:font-style-asian="normal"/>
    </style:style>
    <style:style style:name="T17" style:family="text">
      <style:text-properties fo:font-variant="normal" fo:text-transform="none" style:text-position="0% 100%" fo:font-style="normal" style:text-underline-style="none" fo:font-weight="normal" style:font-style-asian="normal" style:font-style-complex="normal"/>
    </style:style>
    <style:style style:name="T18" style:family="text">
      <style:text-properties fo:font-variant="normal" fo:text-transform="none" style:text-position="0% 100%" fo:font-style="normal" style:text-underline-style="none" fo:font-weight="normal" officeooo:rsid="000cfb2b" style:font-style-asian="normal"/>
    </style:style>
    <style:style style:name="T19" style:family="text">
      <style:text-properties fo:font-variant="normal" fo:text-transform="none" style:text-position="super 58%" fo:font-style="normal" style:font-style-asian="normal"/>
    </style:style>
    <style:style style:name="T20" style:family="text">
      <style:text-properties style:font-style-asian="normal"/>
    </style:style>
    <style:style style:name="T21" style:family="text">
      <style:text-properties style:font-style-asian="normal" style:font-style-complex="normal"/>
    </style:style>
    <style:style style:name="T22" style:family="text">
      <style:text-properties style:font-style-asian="normal" style:font-weight-asian="normal" style:font-style-complex="normal" style:font-weight-complex="normal"/>
    </style:style>
    <style:style style:name="T23" style:family="text">
      <style:text-properties style:font-style-asian="italic"/>
    </style:style>
    <style:style style:name="T24" style:family="text">
      <style:text-properties style:text-position="0% 100%" style:text-underline-style="none" fo:font-weight="normal" style:font-style-asian="normal"/>
    </style:style>
    <style:style style:name="T25" style:family="text">
      <style:text-properties style:text-position="0% 100%" style:text-underline-style="none" fo:font-weight="normal" style:font-style-asian="normal" style:font-style-complex="normal"/>
    </style:style>
    <style:style style:name="T26" style:family="text">
      <style:text-properties fo:font-style="italic" style:font-style-asian="italic"/>
    </style:style>
    <style:style style:name="T27" style:family="text">
      <style:text-properties fo:font-style="normal" style:font-style-asian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est Cases for the Antonianum CSL Style</text:p>
      <text:p text:style-name="Subtitle"/>
      <text:p text:style-name="Text_20_body">Here follows a series of footnotes, each of which explains what should happen.</text:p>
      <text:list xml:id="list2906493451941625498" text:style-name="L1">
        <text:list-item>
          <text:p text:style-name="P1">Book<text:note text:id="ftn1" text:note-class="footnote"><text:note-citation>1</text:note-citation><text:note-body><text:p text:style-name="P5"><text:span text:style-name="T10">Basics: First name abbreviated, last name in small caps, title in italics and not in title case, publisher included:<text:line-break/></text:span><text:reference-mark-start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GoKpKeWAUa"/><text:span text:style-name="T6">M. Hauke</text:span><text:span text:style-name="T11">, </text:span><text:span text:style-name="T14">Introduzione alla mariologia</text:span><text:span text:style-name="T16">, Eupress FTL, Lugano, 2008.</text:span><text:reference-mark-end text:name="ZOTERO_ITEM {&quot;citationID&quot;:&quot;kWaIGVME&quot;,&quot;properties&quot;:{&quot;formattedCitation&quot;:&quot;{\\rtf \\scaps M. Hauke\\scaps0{}, \\i Introduzione alla mariologia\\i0{}, Eupress FTL, Lugano, 2008.}&quot;,&quot;plainCitation&quot;:&quot;M. Hauke, Introduzione alla mariologia, Eupress FTL, Lugano, 2008.&quot;},&quot;citationItems&quot;:[{&quot;id&quot;:828,&quot;uris&quot;:[&quot;http://zotero.org/users/56374/items/EI56HH3G&quot;],&quot;uri&quot;:[&quot;http://zotero.org/users/56374/items/EI56HH3G&quot;]}]} RNDGoKpKeWAUa"/></text:p></text:note-body></text:note></text:p>
        </text:list-item>
        <text:list-item>
          <text:p text:style-name="P1">Article<text:note text:id="ftn2" text:note-class="footnote"><text:note-citation>2</text:note-citation><text:note-body><text:p text:style-name="P4"><text:span text:style-name="T10">Article: both title and container title in italics; no comma before “p.”:<text:line-break/></text:span><text:reference-mark-start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pNTbA0jL99"/><text:span text:style-name="T6">P. D. M. Fehlner</text:span><text:span text:style-name="T11">, </text:span><text:span text:style-name="T14">Virginitas in partu</text:span><text:span text:style-name="T16">, in </text:span><text:span text:style-name="T14">Immaculata Mediatrix</text:span><text:span text:style-name="T16">, 2 (2002) p. 241–246.</text:span><text:reference-mark-end text:name="ZOTERO_ITEM {&quot;citationID&quot;:&quot;TNZ1ubyH&quot;,&quot;properties&quot;:{&quot;formattedCitation&quot;:&quot;{\\rtf \\scaps P. D. M. Fehlner\\scaps0{}, \\i Virginitas in partu\\i0{}, in \\i Immaculata Mediatrix\\i0{}, 2 (2002) p. 241\\uc0\\u8211{}246.}&quot;,&quot;plainCitation&quot;:&quot;P. D. M. Fehlner, Virginitas in partu, in Immaculata Mediatrix, 2 (2002) p. 241–246.&quot;},&quot;citationItems&quot;:[{&quot;id&quot;:86,&quot;uris&quot;:[&quot;http://zotero.org/users/56374/items/8VJ2QBTG&quot;],&quot;uri&quot;:[&quot;http://zotero.org/users/56374/items/8VJ2QBTG&quot;]}]} RNDpNTbA0jL99"/></text:p></text:note-body></text:note></text:p>
        </text:list-item>
        <text:list-item>
          <text:p text:style-name="P1">Book with editor only<text:note text:id="ftn3" text:note-class="footnote"><text:note-citation>3</text:note-citation><text:note-body><text:p text:style-name="P4"><text:span text:style-name="T10">No author name: editor’s name should follow title, not in small caps:<text:line-break/></text:span><text:reference-mark-start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BUjiu4JTr3"/><text:span text:style-name="T15">Evangelia apocrypha</text:span><text:span text:style-name="T16">, ed. by C. von Tischendorf, 2nd ed., Lipsiae, 1876.</text:span><text:reference-mark-end text:name="ZOTERO_ITEM {&quot;citationID&quot;:&quot;fvvT2eTo&quot;,&quot;properties&quot;:{&quot;formattedCitation&quot;:&quot;{\\rtf \\i Evangelia apocrypha\\i0{}, ed. by C. von Tischendorf, 2nd ed., Lipsiae, 1876.}&quot;,&quot;plainCitation&quot;:&quot;Evangelia apocrypha, ed. by C. von Tischendorf, 2nd ed., Lipsiae, 1876.&quot;},&quot;citationItems&quot;:[{&quot;id&quot;:1639,&quot;uris&quot;:[&quot;http://zotero.org/users/56374/items/BC295IJK&quot;],&quot;uri&quot;:[&quot;http://zotero.org/users/56374/items/BC295IJK&quot;]}]} RNDBUjiu4JTr3"/></text:p></text:note-body></text:note></text:p>
        </text:list-item>
        <text:list-item>
          <text:p text:style-name="P1">2 authors can be named<text:note text:id="ftn4" text:note-class="footnote"><text:note-citation>4</text:note-citation><text:note-body><text:p text:style-name="P4"><text:span text:style-name="T10">Two author names listed:<text:line-break/></text:span><text:reference-mark-start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kmyDM72InC"/><text:span text:style-name="T6">D. Esser-A. Calufetti</text:span><text:span text:style-name="T11">, </text:span><text:span text:style-name="T14">Stato della causa di beatificazione di Giovanni Duns Scoto e il suo iter secolare</text:span><text:span text:style-name="T16">, in </text:span><text:span text:style-name="T14">Studi Francescani</text:span><text:span text:style-name="T16">, 88 (1991) p. 29–61.</text:span><text:reference-mark-end text:name="ZOTERO_ITEM {&quot;citationID&quot;:&quot;6ItmDFxa&quot;,&quot;properties&quot;:{&quot;formattedCitation&quot;:&quot;{\\rtf \\scaps D. Esser-A. Calufetti\\scaps0{}, \\i Stato della causa di beatificazione di Giovanni Duns Scoto e il suo iter secolare\\i0{}, in \\i Studi Francescani\\i0{}, 88 (1991) p. 29\\uc0\\u8211{}61.}&quot;,&quot;plainCitation&quot;:&quot;D. Esser-A. Calufetti, Stato della causa di beatificazione di Giovanni Duns Scoto e il suo iter secolare, in Studi Francescani, 88 (1991) p. 29–61.&quot;},&quot;citationItems&quot;:[{&quot;id&quot;:229,&quot;uris&quot;:[&quot;http://zotero.org/users/56374/items/JJA769TM&quot;],&quot;uri&quot;:[&quot;http://zotero.org/users/56374/items/JJA769TM&quot;]}]} RNDkmyDM72InC"/></text:p></text:note-body></text:note></text:p>
        </text:list-item>
        <text:list-item>
          <text:p text:style-name="P1">Use et al. if there are more than 2 authors<text:note text:id="ftn5" text:note-class="footnote"><text:note-citation>5</text:note-citation><text:note-body><text:p text:style-name="P4"><text:span text:style-name="T10">For three or more authors, use et al. (Italian “e A.”), not in small caps:<text:line-break/></text:span><text:reference-mark-start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FBuUe4Wnog"/><text:span text:style-name="T6">R. L. Harris </text:span><text:span text:style-name="T11">et al., </text:span><text:span text:style-name="T14">Theological Wordbook of the Old Testament</text:span><text:span text:style-name="T16">, Moody Press, Chicago, 1980.</text:span><text:reference-mark-end text:name="ZOTERO_ITEM {&quot;citationID&quot;:&quot;z8uAe70S&quot;,&quot;properties&quot;:{&quot;formattedCitation&quot;:&quot;{\\rtf \\scaps R. L. Harris \\scaps0{}et al.\\scaps{}\\scaps0{}, \\i Theological Wordbook of the Old Testament\\i0{}, Moody Press, Chicago, 1980.}&quot;,&quot;plainCitation&quot;:&quot;R. L. Harris et al., Theological Wordbook of the Old Testament, Moody Press, Chicago, 1980.&quot;},&quot;citationItems&quot;:[{&quot;id&quot;:428,&quot;uris&quot;:[&quot;http://zotero.org/users/56374/items/Z8VH5TTU&quot;],&quot;uri&quot;:[&quot;http://zotero.org/users/56374/items/Z8VH5TTU&quot;]}]} RNDFBuUe4Wnog"/></text:p></text:note-body></text:note></text:p>
        </text:list-item>
        <text:list-item>
          <text:p text:style-name="P1">Dictionary entry<text:note text:id="ftn6" text:note-class="footnote"><text:note-citation>6</text:note-citation><text:note-body><text:p text:style-name="P4"><text:span text:style-name="T10">Editor names follow title of dictionary, not title of entry:<text:line-break/></text:span><text:reference-mark-start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t244ARIM1f"/><text:span text:style-name="T6">S. M. Meo</text:span><text:span text:style-name="T11">, </text:span><text:span text:style-name="T14">Mediatrice</text:span><text:span text:style-name="T16">, in </text:span><text:span text:style-name="T14">Nuovo dizionario di mariologia</text:span><text:span text:style-name="T16">, ed. by S. De Fiores-S. M. Meo, Edizioni Paoline, Cinisello Balsamo, 1985, p. 920–935.</text:span><text:reference-mark-end text:name="ZOTERO_ITEM {&quot;citationID&quot;:&quot;JaStZc5w&quot;,&quot;properties&quot;:{&quot;formattedCitation&quot;:&quot;{\\rtf \\scaps S. M. Meo\\scaps0{}, \\i Mediatrice\\i0{}, in \\i Nuovo dizionario di mariologia\\i0{}, ed. by S. De Fiores-S. M. Meo, Edizioni Paoline, Cinisello Balsamo, 1985, p. 920\\uc0\\u8211{}935.}&quot;,&quot;plainCitation&quot;:&quot;S. M. Meo, Mediatrice, in Nuovo dizionario di mariologia, ed. by S. De Fiores-S. M. Meo, Edizioni Paoline, Cinisello Balsamo, 1985, p. 920–935.&quot;},&quot;citationItems&quot;:[{&quot;id&quot;:1212,&quot;uris&quot;:[&quot;http://zotero.org/users/56374/items/48THEVA2&quot;],&quot;uri&quot;:[&quot;http://zotero.org/users/56374/items/48THEVA2&quot;]}]} RNDt244ARIM1f"/></text:p></text:note-body></text:note></text:p>
        </text:list-item>
        <text:list-item>
          <text:p text:style-name="P1">Citation not by page number<text:note text:id="ftn7" text:note-class="footnote"><text:note-citation>7</text:note-citation><text:note-body><text:p text:style-name="P5">“p.” should not be used before indications of something other than a page number:<text:line-break/><text:reference-mark-start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1fD2ihTkqY"/><text:span text:style-name="T5">J. Gribomont</text:span><text:span text:style-name="T11">, </text:span><text:span text:style-name="T14">Girolamo</text:span><text:span text:style-name="T16">, in </text:span><text:span text:style-name="T14">Nuovo dizionario patristico e di antichità cristiane</text:span><text:span text:style-name="T16">, ed. by A. Di Berardino, Marietti, Genova, 2008, col. 2267.</text:span><text:reference-mark-end text:name="ZOTERO_ITEM {&quot;citationID&quot;:&quot;ISZgo6KE&quot;,&quot;properties&quot;:{&quot;formattedCitation&quot;:&quot;{\\rtf \\scaps J. Gribomont\\scaps0{}, \\i Girolamo\\i0{}, in \\i Nuovo dizionario patristico e di antichita\\uc0\\u768{} cristiane\\i0{}, ed. by A. Di Berardino, Marietti, Genova, 2008, col. 2267.}&quot;,&quot;plainCitation&quot;:&quot;J. Gribomont, Girolamo, in Nuovo dizionario patristico e di antichità cristiane, ed. by A. Di Berardino, Marietti, Genova, 2008, col. 2267.&quot;},&quot;citationItems&quot;:[{&quot;id&quot;:225,&quot;uris&quot;:[&quot;http://zotero.org/users/56374/items/UZ756XD3&quot;],&quot;uri&quot;:[&quot;http://zotero.org/users/56374/items/UZ756XD3&quot;],&quot;locator&quot;:&quot;2267&quot;,&quot;label&quot;:&quot;column&quot;}]} RND1fD2ihTkqY"/></text:p></text:note-body></text:note></text:p>
        </text:list-item>
        <text:list-item>
          <text:p text:style-name="P1">Article with locator in first citation<text:note text:id="ftn8" text:note-class="footnote"><text:note-citation>8</text:note-citation><text:note-body><text:p text:style-name="P5"><text:span text:style-name="T17">The range of pages must correspond to the locator (375-377):<text:line-break/></text:span><text:reference-mark-start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dvrMxNVHRk"/><text:span text:style-name="T6">A. Briva</text:span><text:span text:style-name="T11">, </text:span><text:span text:style-name="T14">La expresión tradicional: “Nec alius partus virginis nisi Deus nec alia mater Dei nisi Virgo,”</text:span><text:span text:style-name="T16"> in </text:span><text:span text:style-name="T14">Estudios Marianos</text:span><text:span text:style-name="T16">, 21 (1960) p. 375–377.</text:span><text:reference-mark-end text:name="ZOTERO_ITEM {&quot;citationID&quot;:&quot;y0F218Ne&quot;,&quot;properties&quot;:{&quot;formattedCitation&quot;:&quot;{\\rtf \\scaps A. Briva\\scaps0{}, \\i La expresi\\uc0\\u243{}n tradicional: \\uc0\\u8220{}Nec alius partus virginis nisi Deus nec alia mater Dei nisi Virgo,\\uc0\\u8221{}\\i0{} in \\i Estudios Marianos\\i0{}, 21 (1960) p. 375\\uc0\\u8211{}377.}&quot;,&quot;plainCitation&quot;:&quot;A. Briva, La expresión tradicional: “Nec alius partus virginis nisi Deus nec alia mater Dei nisi Virgo,” in Estudios Marianos, 21 (1960) p. 375–377.&quot;},&quot;citationItems&quot;:[{&quot;id&quot;:914,&quot;uris&quot;:[&quot;http://zotero.org/users/56374/items/KXVU26U9&quot;],&quot;uri&quot;:[&quot;http://zotero.org/users/56374/items/KXVU26U9&quot;],&quot;locator&quot;:&quot;375-377&quot;}]} RNDdvrMxNVHRk"/></text:p></text:note-body></text:note></text:p>
        </text:list-item>
        <text:list-item>
          <text:p text:style-name="P2">Encyclopedia article<text:note text:id="ftn0" text:note-class="footnote"><text:note-citation>9</text:note-citation><text:note-body><text:p text:style-name="P5"><text:span text:style-name="T18">The volume number must be included for encyclopedia articles that have one (on first citation)<text:line-break/></text:span><text:reference-mark-start text:name="ZOTERO_ITEM {&quot;citationID&quot;:&quot;2fRrYy4y&quot;,&quot;properties&quot;:{&quot;formattedCitation&quot;:&quot;{\\rtf \\i Parthenogenesis\\i0{}, in \\i The New Encyclopaedia Britannica\\i0{}, ed. by P. W. Goetz et al., Chicago, 1985, vol. 9, p. 173.}&quot;,&quot;plainCitation&quot;:&quot;Parthenogenesis, in The New Encyclopaedia Britannica, ed. by P. W. Goetz et al., Chicago, 1985, vol. 9, p. 173.&quot;},&quot;citationItems&quot;:[{&quot;id&quot;:1026,&quot;uris&quot;:[&quot;http://zotero.org/users/56374/items/73SKUIGI&quot;],&quot;uri&quot;:[&quot;http://zotero.org/users/56374/items/73SKUIGI&quot;]}]} RNDppOlUPOUVT"/><text:span text:style-name="T14">Parthenogenesis</text:span><text:span text:style-name="T16">, in </text:span><text:span text:style-name="T14">The New Encyclopaedia Britannica</text:span><text:span text:style-name="T16">, ed. by P. W. Goetz et al., Chicago, 1985, vol. 9, p. 173.</text:span><text:reference-mark-end text:name="ZOTERO_ITEM {&quot;citationID&quot;:&quot;2fRrYy4y&quot;,&quot;properties&quot;:{&quot;formattedCitation&quot;:&quot;{\\rtf \\i Parthenogenesis\\i0{}, in \\i The New Encyclopaedia Britannica\\i0{}, ed. by P. W. Goetz et al., Chicago, 1985, vol. 9, p. 173.}&quot;,&quot;plainCitation&quot;:&quot;Parthenogenesis, in The New Encyclopaedia Britannica, ed. by P. W. Goetz et al., Chicago, 1985, vol. 9, p. 173.&quot;},&quot;citationItems&quot;:[{&quot;id&quot;:1026,&quot;uris&quot;:[&quot;http://zotero.org/users/56374/items/73SKUIGI&quot;],&quot;uri&quot;:[&quot;http://zotero.org/users/56374/items/73SKUIGI&quot;]}]} RNDppOlUPOUVT"/></text:p></text:note-body></text:note></text:p>
        </text:list-item>
      </text:list>
      <text:h text:style-name="Heading_20_1" text:outline-level="1">References</text:h>
      <text:section text:style-name="Sect1" text:name="ZOTERO_BIBL {&quot;custom&quot;:[]} RNDBD3mORbcqI">
        <text:p text:style-name="Bibliography_20_1"><text:span text:style-name="T3">Briva A.</text:span><text:span text:style-name="T7">, </text:span><text:span text:style-name="T8">La expresión tradicional: “Nec alius partus virginis nisi Deus nec alia mater Dei nisi Virgo,”</text:span><text:span text:style-name="T9"> in </text:span><text:span text:style-name="T8">Estudios Marianos</text:span><text:span text:style-name="T9">, 21 (1960) p. 373–389.</text:span></text:p>
        <text:p text:style-name="Bibliography_20_1"><text:span text:style-name="T4">Esser D.-Calufetti A.</text:span><text:span text:style-name="T9">, </text:span><text:span text:style-name="T8">Stato della causa di beatificazione di Giovanni Duns Scoto e il suo iter secolare</text:span><text:span text:style-name="T9">, in </text:span><text:span text:style-name="T8">Studi Francescani</text:span><text:span text:style-name="T9">, 88 (1991) p. 29–61.</text:span></text:p>
        <text:p text:style-name="Bibliography_20_1"><text:span text:style-name="T8">Evangelia apocrypha</text:span><text:span text:style-name="T9">, edited by C. von Tischendorf, 2nd ed., Lipsiae, 1876.</text:span></text:p>
        <text:p text:style-name="Bibliography_20_1"><text:span text:style-name="T4">Fehlner P. D. M.</text:span><text:span text:style-name="T9">, </text:span><text:span text:style-name="T8">Virginitas in partu</text:span><text:span text:style-name="T9">, in </text:span><text:span text:style-name="T8">Immaculata Mediatrix</text:span><text:span text:style-name="T9">, 2 (2002) p. 241–246.</text:span></text:p>
        <text:p text:style-name="Bibliography_20_1"><text:span text:style-name="T4">Gribomont J.</text:span><text:span text:style-name="T9">, </text:span><text:span text:style-name="T8">Girolamo</text:span><text:span text:style-name="T9">, in </text:span><text:span text:style-name="T8">Nuovo dizionario patristico e di antichità cristiane</text:span><text:span text:style-name="T9">, edited by A. Di Berardino, p. 2262–2268, Marietti, Genova, 2008.</text:span></text:p>
        <text:p text:style-name="Bibliography_20_1"><text:span text:style-name="T4">Harris R. L. </text:span><text:span text:style-name="T9">et al., </text:span><text:span text:style-name="T8">Theological Wordbook of the Old Testament</text:span><text:span text:style-name="T9">, Moody Press, Chicago, 1980.</text:span></text:p>
        <text:p text:style-name="Bibliography_20_1"><text:soft-page-break/><text:span text:style-name="T4">Hauke M.</text:span><text:span text:style-name="T9">, </text:span><text:span text:style-name="T8">Introduzione alla mariologia</text:span><text:span text:style-name="T9">, Eupress FTL, Lugano, 2008.</text:span></text:p>
        <text:p text:style-name="Bibliography_20_1"><text:span text:style-name="T4">Meo S. M.</text:span><text:span text:style-name="T9">, </text:span><text:span text:style-name="T8">Mediatrice</text:span><text:span text:style-name="T9">, in </text:span><text:span text:style-name="T8">Nuovo dizionario di mariologia</text:span><text:span text:style-name="T9">, edited by S. De Fiores-S. M. Meo, p. 920–935, Edizioni Paoline, Cinisello Balsamo, 1985.</text:span></text:p>
        <text:p text:style-name="Bibliography_20_1"><text:span text:style-name="T8">Parthenogenesis</text:span><text:span text:style-name="T9">, in </text:span><text:span text:style-name="T8">The New Encyclopaedia Britannica</text:span><text:span text:style-name="T9">, edited by P. W. Goetz et al., vol. 9, p. 173, Chicago, 1985.</text:span></text:p>
      </text:section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Palatino" svg:font-family="Palatino" style:font-family-generic="roman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alatino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style:contextual-spacing="false" style:line-height-at-least="0.1665in" fo:text-indent="-0.5in" style:auto-text-indent="false">
        <style:tab-stops/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. John Lawrence M. Polis</meta:initial-creator>
    <meta:creation-date>2013-01-02T19:49:45</meta:creation-date>
    <dc:date>2013-09-15T19:41:45.167164000</dc:date>
    <dc:creator>Fr. John Lawrence M. Polis</dc:creator>
    <meta:editing-duration>PT18H7M19S</meta:editing-duration>
    <meta:editing-cycles>16</meta:editing-cycles>
    <meta:generator>LibreOffice/4.1.1.2$MacOSX_x86 LibreOffice_project/7e4286b58adc75a14f6d83f53a03b6c11fa2903</meta:generator>
    <meta:document-statistic meta:table-count="0" meta:image-count="0" meta:object-count="0" meta:page-count="2" meta:paragraph-count="30" meta:word-count="506" meta:character-count="3027" meta:non-whitespace-character-count="2569"/>
    <meta:user-defined meta:name="Info 1"/>
    <meta:user-defined meta:name="Info 2"/>
    <meta:user-defined meta:name="Info 3"/>
    <meta:user-defined meta:name="Info 4"/>
    <meta:user-defined meta:name="ZOTERO_PREF_1" meta:value-type="string">&lt;data data-version="3" zotero-version="4.0.8"&gt;&lt;session id="HDwOSW8t"/&gt;&lt;style id="https://raw.github.com/fiapps/pua-csl/master/pontifical-university-antonianum.csl" hasBibliography="1" bibliographyStyleHasBeenSet="1"/&gt;&lt;prefs&gt;&lt;pref name="fieldType" value="R</meta:user-defined>
    <meta:user-defined meta:name="ZOTERO_PREF_2" meta:value-type="string">eferenceMark"/&gt;&lt;pref name="storeReferences" value="false"/&gt;&lt;pref name="automaticJournalAbbreviations" value="false"/&gt;&lt;pref name="noteType" value="1"/&gt;&lt;/prefs&gt;&lt;/data&gt;</meta:user-defined>
  </office:meta>
</office:document-meta>
</file>